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6.227cm" fo:min-width="4.199cm"/>
    </style:style>
    <style:style style:name="gr2" style:family="graphic" style:parent-style-name="standard">
      <style:graphic-properties draw:opacity="50%" draw:textarea-horizontal-align="justify" draw:textarea-vertical-align="middle" draw:auto-grow-height="false" fo:min-height="3.616cm" fo:min-width="7.174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d2deee" fo:padding-top="0.142cm" fo:padding-bottom="0.142cm" fo:padding-left="0.267cm" fo:padding-right="0.267cm"/>
    </style:style>
    <style:style style:name="gr4" style:family="graphic" style:parent-style-name="standard">
      <style:graphic-properties draw:stroke="none" draw:fill="none" draw:textarea-horizontal-align="left" draw:auto-grow-width="true" fo:min-height="0.937cm" fo:min-width="0.00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auto-grow-width="true" fo:min-height="0.471cm" fo:min-width="1.32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auto-grow-width="true" fo:min-height="0.471cm" fo:min-width="2.953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fff200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="none" draw:textarea-horizontal-align="left" draw:auto-grow-width="true" fo:min-height="0.554cm" fo:min-width="3.092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35cm" svg:stroke-color="#000000" draw:stroke-linejoin="miter" draw:fill="solid" draw:fill-color="#72bf44" fo:padding-top="0.142cm" fo:padding-bottom="0.142cm" fo:padding-left="0.267cm" fo:padding-right="0.267cm"/>
    </style:style>
    <style:style style:name="gr10" style:family="graphic" style:parent-style-name="standard">
      <style:graphic-properties draw:stroke="none" draw:fill="none" draw:textarea-horizontal-align="left" draw:auto-grow-width="true" fo:min-height="0.554cm" fo:min-width="3.118cm" fo:padding-top="0cm" fo:padding-bottom="0cm" fo:padding-left="0cm" fo:padding-right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fill="none" draw:textarea-horizontal-align="left" draw:auto-grow-width="true" fo:min-height="0.471cm" fo:min-width="2.36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auto-grow-width="true" fo:min-height="0.554cm" fo:min-width="4.20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auto-grow-width="true" fo:min-height="0.554cm" fo:min-width="6.47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auto-grow-width="true" fo:min-height="0.471cm" fo:min-width="4.48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auto-grow-width="true" fo:min-height="0.471cm" fo:min-width="2.5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auto-grow-width="true" fo:min-height="0.471cm" fo:min-width="6.37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auto-grow-width="true" fo:min-height="0.471cm" fo:min-width="3.376cm" fo:padding-top="0cm" fo:padding-bottom="0cm" fo:padding-left="0cm" fo:padding-right="0cm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fill="solid" draw:fill-color="#d2deee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200"/>
    </style:style>
    <style:style style:name="P7" style:family="paragraph">
      <loext:graphic-properties draw:fill="solid" draw:fill-color="#72bf44"/>
    </style:style>
    <style:style style:name="P8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  <style:text-properties fo:color="#002342"/>
    </style:style>
    <style:style style:name="T1" style:family="text">
      <style:text-properties fo:font-variant="normal" fo:text-transform="none" fo:color="#000000" style:font-name="Arial" fo:font-size="12pt" fo:font-style="normal" fo:font-weight="100"/>
    </style:style>
    <style:style style:name="T2" style:family="text">
      <style:text-properties fo:font-variant="normal" fo:text-transform="none" fo:color="#000000" style:font-name="Arial" fo:font-size="12pt" fo:font-style="normal" fo:font-weight="100" style:font-size-asian="12pt" style:font-size-complex="12pt"/>
    </style:style>
    <style:style style:name="T3" style:family="text">
      <style:text-properties fo:font-variant="normal" fo:text-transform="none" fo:color="#002342" style:font-name="Arial" fo:font-size="12pt" fo:font-style="normal" fo:font-weight="1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699cm" svg:height="6.477cm" svg:x="7.354cm" svg:y="14.0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7.674cm" svg:height="3.866cm" svg:x="7.427cm" svg:y="3.223cm">
          <text:p/>
          <draw:enhanced-geometry svg:viewBox="0 0 21600 21600" draw:type="rectangle" draw:enhanced-path="M 0 0 L 21600 0 21600 21600 0 21600 0 0 Z N"/>
        </draw:custom-shape>
        <draw:polygon draw:style-name="gr3" draw:text-style-name="P2" xml:id="id1" draw:id="id1" draw:layer="layout" svg:width="3.81cm" svg:height="1.235cm" svg:x="21.394cm" svg:y="11.283cm" svg:viewBox="0 0 3811 1236" draw:points="0,0 3811,0 3811,1236 0,1236">
          <text:p/>
        </draw:polygon>
        <draw:polygon draw:style-name="gr3" draw:text-style-name="P2" xml:id="id8" draw:id="id8" draw:layer="layout" svg:width="3.81cm" svg:height="1.235cm" svg:x="32.421cm" svg:y="11.249cm" svg:viewBox="0 0 3811 1236" draw:points="0,0 3811,0 3811,1236 0,1236">
          <text:p/>
        </draw:polygon>
        <draw:frame draw:style-name="gr4" draw:text-style-name="P3" draw:layer="layout" svg:width="0.002cm" svg:height="0.937cm" svg:x="24.52cm" svg:y="11.364cm">
          <draw:text-box>
            <text:p/>
          </draw:text-box>
        </draw:frame>
        <draw:frame draw:style-name="gr5" draw:text-style-name="P5" draw:layer="layout" svg:width="1.327cm" svg:height="0.471cm" svg:x="22.862cm" svg:y="11.664cm">
          <draw:text-box>
            <text:p text:style-name="P4"><text:span text:style-name="T1">Obs</text:span></text:p>
          </draw:text-box>
        </draw:frame>
        <draw:frame draw:style-name="gr4" draw:text-style-name="P3" draw:layer="layout" svg:width="0.002cm" svg:height="0.937cm" svg:x="34.268cm" svg:y="11.33cm">
          <draw:text-box>
            <text:p/>
          </draw:text-box>
        </draw:frame>
        <draw:frame draw:style-name="gr6" draw:text-style-name="P3" draw:layer="layout" svg:width="2.953cm" svg:height="0.471cm" svg:x="32.697cm" svg:y="11.63cm">
          <draw:text-box>
            <text:p text:style-name="P4"><text:span text:style-name="T1">ec2_upload</text:span></text:p>
          </draw:text-box>
        </draw:frame>
        <draw:frame draw:style-name="gr4" draw:text-style-name="P3" draw:layer="layout" svg:width="0.002cm" svg:height="0.937cm" svg:x="22.295cm" svg:y="11.33cm">
          <draw:text-box>
            <text:p/>
          </draw:text-box>
        </draw:frame>
        <draw:polygon draw:style-name="gr7" draw:text-style-name="P6" draw:layer="layout" svg:width="3.81cm" svg:height="1.235cm" svg:x="7.608cm" svg:y="14.885cm" svg:viewBox="0 0 3811 1236" draw:points="0,0 3811,0 3811,1236 0,1236">
          <text:p/>
        </draw:polygon>
        <draw:frame draw:style-name="gr8" draw:text-style-name="P5" draw:layer="layout" svg:width="3.092cm" svg:height="0.554cm" svg:x="7.945cm" svg:y="15.266cm">
          <draw:text-box>
            <text:p text:style-name="P4"><text:span text:style-name="T1">Exchange</text:span></text:p>
          </draw:text-box>
        </draw:frame>
        <draw:polygon draw:style-name="gr9" draw:text-style-name="P7" draw:layer="layout" svg:width="3.81cm" svg:height="1.235cm" svg:x="7.608cm" svg:y="16.375cm" svg:viewBox="0 0 3811 1236" draw:points="0,0 3811,0 3811,1236 0,1236">
          <text:p/>
        </draw:polygon>
        <draw:frame draw:style-name="gr8" draw:text-style-name="P5" draw:layer="layout" svg:width="3.092cm" svg:height="0.554cm" svg:x="7.945cm" svg:y="16.756cm">
          <draw:text-box>
            <text:p text:style-name="P4"><text:span text:style-name="T1">Queue</text:span></text:p>
          </draw:text-box>
        </draw:frame>
        <draw:polygon draw:style-name="gr3" draw:text-style-name="P2" draw:layer="layout" svg:width="3.81cm" svg:height="1.235cm" svg:x="7.608cm" svg:y="17.899cm" svg:viewBox="0 0 3811 1236" draw:points="0,0 3811,0 3811,1236 0,1236">
          <text:p/>
        </draw:polygon>
        <draw:frame draw:style-name="gr10" draw:text-style-name="P5" draw:layer="layout" svg:width="3.118cm" svg:height="0.554cm" svg:x="7.945cm" svg:y="18.28cm">
          <draw:text-box>
            <text:p text:style-name="P4"><text:span text:style-name="T1">Service instance</text:span></text:p>
          </draw:text-box>
        </draw:frame>
        <draw:polygon draw:style-name="gr7" draw:text-style-name="P6" xml:id="id2" draw:id="id2" draw:layer="layout" svg:width="3.81cm" svg:height="1.235cm" svg:x="21.451cm" svg:y="13.487cm" svg:viewBox="0 0 3811 1236" draw:points="0,0 3811,0 3811,1236 0,1236">
          <text:p/>
        </draw:polygon>
        <draw:frame draw:style-name="gr8" draw:text-style-name="P5" draw:layer="layout" svg:width="3.092cm" svg:height="0.554cm" svg:x="22.888cm" svg:y="13.868cm">
          <draw:text-box>
            <text:p text:style-name="P4"><text:span text:style-name="T1">o</text:span><text:span text:style-name="T1">b</text:span><text:span text:style-name="T1">s</text:span></text:p>
          </draw:text-box>
        </draw:frame>
        <draw:connector draw:style-name="gr11" draw:text-style-name="P5" draw:layer="layout" svg:x1="23.299cm" svg:y1="12.519cm" svg:x2="23.356cm" svg:y2="13.487cm" draw:start-shape="id1" draw:start-glue-point="2" draw:end-shape="id2" draw:end-glue-point="0" svg:d="M23299 12519v484h57v484" svg:viewBox="0 0 58 969">
          <text:p/>
        </draw:connector>
        <draw:polygon draw:style-name="gr3" draw:text-style-name="P2" xml:id="id5" draw:id="id5" draw:layer="layout" svg:width="3.81cm" svg:height="1.235cm" svg:x="9.38cm" svg:y="11.407cm" svg:viewBox="0 0 3811 1236" draw:points="0,0 3811,0 3811,1236 0,1236">
          <text:p/>
        </draw:polygon>
        <draw:frame draw:style-name="gr4" draw:text-style-name="P3" draw:layer="layout" svg:width="0.002cm" svg:height="0.937cm" svg:x="12.506cm" svg:y="11.488cm">
          <draw:text-box>
            <text:p/>
          </draw:text-box>
        </draw:frame>
        <draw:frame draw:style-name="gr12" draw:text-style-name="P5" draw:layer="layout" svg:width="2.36cm" svg:height="0.471cm" svg:x="10.148cm" svg:y="11.788cm">
          <draw:text-box>
            <text:p text:style-name="P4"><text:span text:style-name="T1">Orchestrator</text:span></text:p>
          </draw:text-box>
        </draw:frame>
        <draw:frame draw:style-name="gr4" draw:text-style-name="P3" draw:layer="layout" svg:width="0.002cm" svg:height="0.937cm" svg:x="10.281cm" svg:y="11.454cm">
          <draw:text-box>
            <text:p/>
          </draw:text-box>
        </draw:frame>
        <draw:polygon draw:style-name="gr7" draw:text-style-name="P6" xml:id="id3" draw:id="id3" draw:layer="layout" svg:width="3.81cm" svg:height="1.235cm" svg:x="9.381cm" svg:y="8.696cm" svg:viewBox="0 0 3811 1236" draw:points="0,0 3811,0 3811,1236 0,1236">
          <text:p/>
        </draw:polygon>
        <draw:frame draw:style-name="gr8" draw:text-style-name="P5" draw:layer="layout" svg:width="3.092cm" svg:height="0.554cm" svg:x="9.718cm" svg:y="9.077cm">
          <draw:text-box>
            <text:p text:style-name="P4"><text:span text:style-name="T1">orchestrator</text:span></text:p>
          </draw:text-box>
        </draw:frame>
        <draw:polygon draw:style-name="gr9" draw:text-style-name="P7" xml:id="id6" draw:id="id6" draw:layer="layout" svg:width="4.624cm" svg:height="1.235cm" svg:x="7.682cm" svg:y="5.242cm" svg:viewBox="0 0 4625 1236" draw:points="0,0 4625,0 4625,1236 0,1236">
          <text:p/>
        </draw:polygon>
        <draw:frame draw:style-name="gr13" draw:text-style-name="P8" draw:layer="layout" svg:width="4.206cm" svg:height="0.554cm" svg:x="7.819cm" svg:y="5.623cm">
          <draw:text-box>
            <text:p text:style-name="P4"><text:span text:style-name="T2">orchestrator.obs</text:span></text:p>
          </draw:text-box>
        </draw:frame>
        <draw:connector draw:style-name="gr11" draw:text-style-name="P5" draw:layer="layout" svg:x1="11.286cm" svg:y1="8.696cm" svg:x2="11.264cm" svg:y2="7.089cm" draw:start-shape="id3" draw:start-glue-point="0" draw:end-shape="id4" draw:end-glue-point="2" svg:d="M11286 8696v-812h-22v-795" svg:viewBox="0 0 23 1608">
          <text:p/>
        </draw:connector>
        <draw:connector draw:style-name="gr11" draw:text-style-name="P5" draw:layer="layout" svg:x1="11.285cm" svg:y1="11.407cm" svg:x2="11.286cm" svg:y2="9.932cm" draw:start-shape="id5" draw:start-glue-point="0" draw:end-shape="id3" draw:end-glue-point="2" svg:d="M11285 11407v-737h1v-738" svg:viewBox="0 0 2 1476">
          <text:p/>
        </draw:connector>
        <draw:polygon draw:style-name="gr9" draw:text-style-name="P7" xml:id="id7" draw:id="id7" draw:layer="layout" svg:width="6.782cm" svg:height="1.235cm" svg:x="7.683cm" svg:y="3.642cm" svg:viewBox="0 0 6783 1236" draw:points="0,0 6783,0 6783,1236 0,1236">
          <text:p/>
        </draw:polygon>
        <draw:frame draw:style-name="gr14" draw:text-style-name="P8" draw:layer="layout" svg:width="6.475cm" svg:height="0.554cm" svg:x="7.82cm" svg:y="4.023cm">
          <draw:text-box>
            <text:p text:style-name="P4"><text:span text:style-name="T2">orchestrator.ec2_upload</text:span></text:p>
          </draw:text-box>
        </draw:frame>
        <draw:connector draw:style-name="gr11" draw:text-style-name="P5" draw:layer="layout" svg:x1="12.307cm" svg:y1="5.86cm" svg:x2="21.394cm" svg:y2="11.901cm" draw:start-shape="id6" draw:start-glue-point="1" draw:end-shape="id1" draw:end-glue-point="3" svg:d="M12307 5860h4544v6041h4543" svg:viewBox="0 0 9088 6042">
          <text:p/>
        </draw:connector>
        <draw:connector draw:style-name="gr11" draw:text-style-name="P5" draw:layer="layout" draw:line-skew="4.484cm" svg:x1="14.466cm" svg:y1="4.26cm" svg:x2="32.421cm" svg:y2="11.867cm" draw:start-shape="id7" draw:start-glue-point="1" draw:end-shape="id8" draw:end-glue-point="3" svg:d="M14466 4260h13462v7607h4493" svg:viewBox="0 0 17956 7608">
          <text:p/>
        </draw:connector>
        <draw:frame draw:style-name="gr15" draw:text-style-name="P9" draw:layer="layout" svg:width="4.485cm" svg:height="0.471cm" svg:x="16.647cm" svg:y="12.189cm">
          <draw:text-box>
            <text:p text:style-name="P4"><text:span text:style-name="T3">{mash.orchestrator.obs}</text:span></text:p>
          </draw:text-box>
        </draw:frame>
        <draw:frame draw:style-name="gr16" draw:text-style-name="P9" draw:layer="layout" svg:width="2.55cm" svg:height="0.471cm" svg:x="8.37cm" svg:y="19.77cm">
          <draw:text-box>
            <text:p text:style-name="P4"><text:span text:style-name="T3">{binding_key}</text:span></text:p>
          </draw:text-box>
        </draw:frame>
        <draw:frame draw:style-name="gr17" draw:text-style-name="P9" draw:layer="layout" svg:width="6.377cm" svg:height="0.471cm" svg:x="21.704cm" svg:y="3.493cm">
          <draw:text-box>
            <text:p text:style-name="P4"><text:span text:style-name="T3">{mash.orchestrator.ec2_upload}</text:span></text:p>
          </draw:text-box>
        </draw:frame>
        <draw:polygon draw:style-name="gr9" draw:text-style-name="P7" xml:id="id9" draw:id="id9" draw:layer="layout" svg:width="3.909cm" svg:height="1.235cm" svg:x="21.262cm" svg:y="16.639cm" svg:viewBox="0 0 3910 1236" draw:points="0,0 3910,0 3910,1236 0,1236">
          <text:p/>
        </draw:polygon>
        <draw:frame draw:style-name="gr8" draw:text-style-name="P5" draw:layer="layout" svg:width="3.092cm" svg:height="0.554cm" svg:x="21.599cm" svg:y="17.02cm">
          <draw:text-box>
            <text:p text:style-name="P4"><text:span text:style-name="T1">obs.ec2_upload</text:span></text:p>
          </draw:text-box>
        </draw:frame>
        <draw:frame draw:style-name="gr18" draw:text-style-name="P9" draw:layer="layout" svg:width="3.376cm" svg:height="0.471cm" svg:x="30.435cm" svg:y="16.441cm">
          <draw:text-box>
            <text:p text:style-name="P4"><text:span text:style-name="T3">{mash.obs.job_id}</text:span></text:p>
          </draw:text-box>
        </draw:frame>
        <draw:connector draw:style-name="gr11" draw:text-style-name="P5" draw:layer="layout" svg:x1="25.172cm" svg:y1="17.257cm" svg:x2="34.326cm" svg:y2="12.485cm" draw:start-shape="id9" draw:start-glue-point="1" draw:end-shape="id8" draw:end-glue-point="2" svg:d="M25172 17257h9154v-4772" svg:viewBox="0 0 9155 4773">
          <text:p/>
        </draw:connector>
        <draw:connector draw:style-name="gr11" draw:text-style-name="P5" draw:layer="layout" svg:x1="23.356cm" svg:y1="14.723cm" svg:x2="23.217cm" svg:y2="16.639cm" draw:start-shape="id2" draw:start-glue-point="2" draw:end-shape="id9" draw:end-glue-point="0" svg:d="M23356 14723v958h-139v958" svg:viewBox="0 0 140 19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.616cm" fo:page-height="23.8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24T10:03:33.618965502</dc:date>
    <meta:editing-duration>PT1H12M24S</meta:editing-duration>
    <meta:editing-cycles>16</meta:editing-cycles>
    <meta:generator>LibreOffice/5.4.1.2.0$Linux_X86_64 LibreOffice_project/40m0$Build-2</meta:generator>
    <meta:document-statistic meta:object-count="40"/>
  </office:meta>
</office:document-meta>
</file>